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0.7953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1.0874in"/>
    </style:style>
    <style:style style:name="co8" style:family="table-column">
      <style:table-column-properties fo:break-before="auto" style:column-width="0.7472in"/>
    </style:style>
    <style:style style:name="co9" style:family="table-column">
      <style:table-column-properties fo:break-before="auto" style:column-width="0.7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29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default-cell-style-name="Default"/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NOTE: USE THIS AT YOUR OWN RISK! <text:s text:c="2"/>Be sure to change size, R values, and temperatures as appropriate. 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Note that Celsius temperatures and Canadian/US R values are used. 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Outside Air Temp C</text:p>
          </table:table-cell>
          <table:table-cell office:value-type="float" office:value="-35" calcext:value-type="float">
            <text:p>-35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oss through Insulation</text:p>
          </table:table-cell>
          <table:table-cell table:style-name="ce4" office:value-type="string" calcext:value-type="string">
            <text:p>Height(ft)</text:p>
          </table:table-cell>
          <table:table-cell table:style-name="ce4" office:value-type="string" calcext:value-type="string">
            <text:p>Length(ft)</text:p>
          </table:table-cell>
          <table:table-cell table:style-name="ce4" office:value-type="string" calcext:value-type="string">
            <text:p>Area (sq ft)</text:p>
          </table:table-cell>
          <table:table-cell table:style-name="ce4" office:value-type="string" calcext:value-type="string">
            <text:p>R Value</text:p>
          </table:table-cell>
          <table:table-cell table:style-name="ce4" office:value-type="string" calcext:value-type="string">
            <text:p>Area/(R*1.895)</text:p>
          </table:table-cell>
          <table:table-cell table:style-name="ce4" office:value-type="string" calcext:value-type="string">
            <text:p>Delta C</text:p>
          </table:table-cell>
          <table:table-cell table:style-name="ce4" office:value-type="string" calcext:value-type="string">
            <text:p>KW Loss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eiling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table:style-name="ce6" table:formula="of:=[.E10]/([.F10]*1895)" office:value-type="float" office:value="0.0395778364116095" calcext:value-type="float">
            <text:p>0.0396</text:p>
          </table:table-cell>
          <table:table-cell table:formula="of:=20-[.$C$6]" office:value-type="float" office:value="55" calcext:value-type="float">
            <text:p>55</text:p>
          </table:table-cell>
          <table:table-cell table:formula="of:=[.G10]*[.H10]" office:value-type="float" office:value="2.17678100263852" calcext:value-type="float">
            <text:p>2.1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Ground Floor Walls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C11]*[.D11]"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table:style-name="ce6" table:formula="of:=[.E11]/([.F11]*1895)" office:value-type="float" office:value="0.0395778364116095" calcext:value-type="float">
            <text:p>0.0396</text:p>
          </table:table-cell>
          <table:table-cell table:formula="of:=20-[.$C$6]" office:value-type="float" office:value="55" calcext:value-type="float">
            <text:p>55</text:p>
          </table:table-cell>
          <table:table-cell table:formula="of:=[.G11]*[.H11]" office:value-type="float" office:value="2.17678100263852" calcext:value-type="float">
            <text:p>2.1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Ground Fl Windows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table:style-name="ce6" table:formula="of:=[.E12]/([.F12]*1895)" office:value-type="float" office:value="0.0923482849604222" calcext:value-type="float">
            <text:p>0.0923</text:p>
          </table:table-cell>
          <table:table-cell table:formula="of:=20-[.$C$6]" office:value-type="float" office:value="55" calcext:value-type="float">
            <text:p>55</text:p>
          </table:table-cell>
          <table:table-cell table:formula="of:=[.G12]*[.H12]" office:value-type="float" office:value="5.07915567282322" calcext:value-type="float">
            <text:p>5.08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Basement Walls <text:s/>Above Gnd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[.C13]*[.D13]"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table:style-name="ce6" table:formula="of:=[.E13]/([.F13]*1895)" office:value-type="float" office:value="0.0158311345646438" calcext:value-type="float">
            <text:p>0.0158</text:p>
          </table:table-cell>
          <table:table-cell table:formula="of:=20-[.$C$6]" office:value-type="float" office:value="55" calcext:value-type="float">
            <text:p>55</text:p>
          </table:table-cell>
          <table:table-cell table:formula="of:=[.G13]*[.H13]" office:value-type="float" office:value="0.870712401055409" calcext:value-type="float">
            <text:p>0.8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Basement Walls <text:s/>Below Gnd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C14]*[.D14]"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6" table:formula="of:=[.E14]/([.F14]*1895)" office:value-type="float" office:value="0.012664907651715" calcext:value-type="float">
            <text:p>0.0127</text:p>
          </table:table-cell>
          <table:table-cell office:value-type="float" office:value="20" calcext:value-type="float">
            <text:p>20</text:p>
          </table:table-cell>
          <table:table-cell table:formula="of:=[.G14]*[.H14]" office:value-type="float" office:value="0.253298153034301" calcext:value-type="float">
            <text:p>0.2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Basement Windows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6" table:formula="of:=[.E15]/([.F15]*1895)" office:value-type="float" office:value="0.0527704485488127" calcext:value-type="float">
            <text:p>0.0528</text:p>
          </table:table-cell>
          <table:table-cell table:formula="of:=20-[.$C$6]" office:value-type="float" office:value="55" calcext:value-type="float">
            <text:p>55</text:p>
          </table:table-cell>
          <table:table-cell table:formula="of:=[.G15]*[.H15]" office:value-type="float" office:value="2.9023746701847" calcext:value-type="float">
            <text:p>2.90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Basement Floor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.5</text:p>
          </table:table-cell>
          <table:table-cell table:style-name="ce6" table:formula="of:=[.E16]/([.F16]*1895)" office:value-type="float" office:value="0.140721196130167" calcext:value-type="float">
            <text:p>0.1407</text:p>
          </table:table-cell>
          <table:table-cell office:value-type="float" office:value="15" calcext:value-type="float">
            <text:p>15</text:p>
          </table:table-cell>
          <table:table-cell table:formula="of:=[.G16]*[.H16]" office:value-type="float" office:value="2.11081794195251" calcext:value-type="float">
            <text:p>2.11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Loss through insulation</text:p>
          </table:table-cell>
          <table:table-cell/>
          <table:table-cell table:formula="of:=SUM([.I10:.I16])" office:value-type="float" office:value="15.5699208443272" calcext:value-type="float">
            <text:p>15.5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round Floor and Loft Part</text:p>
          </table:table-cell>
          <table:table-cell/>
          <table:table-cell table:formula="of:=SUM([.I10:.I12])" office:value-type="float" office:value="9.43271767810026" calcext:value-type="float">
            <text:p>9.43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asement Basement Part</text:p>
          </table:table-cell>
          <table:table-cell/>
          <table:table-cell table:formula="of:=SUM([.I13:.I16])" office:value-type="float" office:value="6.13720316622692" calcext:value-type="float">
            <text:p>6.14</text:p>
          </table:table-cell>
          <table:table-cell office:value-type="string" calcext:value-type="string">
            <text:p>KW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Loss through Air Leakage</text:p>
          </table:table-cell>
          <table:table-cell table:style-name="ce3" office:value-type="string" calcext:value-type="string">
            <text:p>Height(ft)</text:p>
          </table:table-cell>
          <table:table-cell table:style-name="ce3" office:value-type="string" calcext:value-type="string">
            <text:p>Area (sq ft)</text:p>
          </table:table-cell>
          <table:table-cell table:style-name="ce3" office:value-type="string" calcext:value-type="string">
            <text:p>Volume cuf</text:p>
          </table:table-cell>
          <table:table-cell table:style-name="ce5" office:value-type="string" calcext:value-type="string">
            <text:p>Air Changes per Hour </text:p>
          </table:table-cell>
          <table:table-cell table:style-name="ce3"/>
          <table:table-cell table:style-name="ce3" office:value-type="string" calcext:value-type="string">
            <text:p>Delta C</text:p>
          </table:table-cell>
          <table:table-cell table:style-name="ce4" office:value-type="string" calcext:value-type="string">
            <text:p>KW Lo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ove Ground</text:p>
          </table:table-cell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table:formula="of:=[.C25]*[.D25]" office:value-type="float" office:value="30000" calcext:value-type="float">
            <text:p>3000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20-[.$C$6]" office:value-type="float" office:value="55" calcext:value-type="float">
            <text:p>55</text:p>
          </table:table-cell>
          <table:table-cell table:formula="of:=[.E25]*[.H25]*[.F25]/105308.64" office:value-type="float" office:value="1.56682300711509" calcext:value-type="float">
            <text:p>1.57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Basement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formula="of:=[.C26]*[.D26]" office:value-type="float" office:value="20000" calcext:value-type="float">
            <text:p>20000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20-[.$C$6]" office:value-type="float" office:value="55" calcext:value-type="float">
            <text:p>55</text:p>
          </table:table-cell>
          <table:table-cell table:formula="of:=[.E26]*[.H26]*[.F26]/105308.64" office:value-type="float" office:value="0.522274335705029" calcext:value-type="float">
            <text:p>0.52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 loss from air leakage</text:p>
          </table:table-cell>
          <table:table-cell/>
          <table:table-cell table:formula="of:=SUM([.I25:.I26])" office:value-type="float" office:value="2.08909734282012" calcext:value-type="float">
            <text:p>2.09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otal with air infiltration</text:p>
          </table:table-cell>
          <table:table-cell/>
          <table:table-cell table:formula="of:=[.I28]+[.I18]" office:value-type="float" office:value="17.6590181871473" calcext:value-type="float">
            <text:p>17.66</text:p>
          </table:table-cell>
          <table:table-cell office:value-type="string" calcext:value-type="string">
            <text:p>K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3:31:49.5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5.2$Windows_X86_64 LibreOffice_project/38d5f62f85355c192ef5f1dd47c5c0c0c6d6598b</meta:generator>
    <dc:date>2025-03-02T13:34:47.027000000</dc:date>
    <meta:editing-duration>PT8H3M43S</meta:editing-duration>
    <meta:editing-cycles>37</meta:editing-cycles>
    <meta:document-statistic meta:table-count="1" meta:cell-count="107" meta:object-count="0"/>
  </office:meta>
</office:document-meta>
</file>